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310000005E2178D1D4E4491EB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219cm" svg:height="1.879cm" svg:x="4.84cm" svg:y="14.01cm">
          <draw:image xlink:href="Pictures/10000201000002310000005E2178D1D4E4491E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2:36:29.971142000</meta:creation-date>
    <dc:date>2018-09-14T12:37:05.477264000</dc:date>
    <meta:editing-duration>PT36S</meta:editing-duration>
    <meta:editing-cycles>1</meta:editing-cycles>
    <meta:document-statistic meta:object-count="1"/>
    <meta:generator>LibreOffice/5.1.2.2$MacOSX_X86_64 LibreOffice_project/d3bf12ecb743fc0d20e0be0c58ca359301eb705f</meta:generator>
  </office:meta>
</office:document-meta>
</file>